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79d1c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0066c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3" style:family="text">
      <style:text-properties fo:font-family="Arial" style:font-family-generic="roman" style:font-pitch="variable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36cm" svg:height="19.995cm" draw:transform="rotate (1.17809724509595) translate (10.991cm 15.871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1.924cm" svg:height="20.667cm" draw:transform="rotate (1.5707963267946) translate (13.2cm 16.5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37cm" svg:height="1.779cm" svg:x="11.865cm" svg:y="3.946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0.39269908169865) translate (9.502cm 4.936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8cm" draw:transform="rotate (0.7853981633973) translate (7.672cm 6.73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7cm" svg:height="1.778cm" draw:transform="skewX (-0.000523598775598157) rotate (1.17809724509595) translate (6.68cm 9.132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1.5707963267946) translate (6.653cm 11.71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1.057cm" svg:height="19.164cm" draw:transform="rotate (1.96349540849325) translate (15.273cm 15.71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37cm" svg:height="1.779cm" draw:transform="rotate (0.39269908169865) translate (9.502cm 15.261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0.7853981633973) translate (7.672cm 14.67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1.17809724509595) translate (6.681cm 13.401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svg:x="11.867cm" svg:y="15.125cm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0.39269908169865) translate (13.742cm 15.244cm)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8cm" draw:transform="rotate (0.7853981633973) translate (15.545cm 14.651cm)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9cm" draw:transform="rotate (1.17809724509595) translate (16.974cm 13.382cm)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8cm" draw:transform="rotate (1.5707963267946) translate (17.835cm 11.672cm)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7cm" svg:height="1.779cm" draw:transform="skewX (-0.000523598775598178) rotate (0.39269908169865) translate (13.742cm 4.917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6cm" svg:height="1.778cm" draw:transform="rotate (0.7853981633973) translate (15.544cm 6.716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537cm" svg:height="1.78cm" draw:transform="skewX (-0.00104719755119634) rotate (1.17809724509595) translate (16.973cm 9.113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5" draw:text-style-name="P1" draw:layer="layout" svg:x1="4.407cm" svg:y1="10.475cm" svg:x2="21.788cm" svg:y2="10.475cm">
            <text:p/>
          </draw:line>
          <draw:line draw:style-name="gr5" draw:text-style-name="P1" draw:layer="layout" svg:x1="5.069cm" svg:y1="13.802cm" svg:x2="21.127cm" svg:y2="7.151cm">
            <text:p/>
          </draw:line>
          <draw:line draw:style-name="gr5" draw:text-style-name="P1" draw:layer="layout" svg:x1="9.774cm" svg:y1="18.507cm" svg:x2="16.425cm" svg:y2="2.449cm">
            <text:p/>
          </draw:line>
          <draw:line draw:style-name="gr5" draw:text-style-name="P1" draw:layer="layout" svg:x1="6.954cm" svg:y1="16.623cm" svg:x2="19.244cm" svg:y2="4.333cm">
            <text:p/>
          </draw:line>
          <draw:line draw:style-name="gr5" draw:text-style-name="P1" draw:layer="layout" svg:x1="21.126cm" svg:y1="13.802cm" svg:x2="5.068cm" svg:y2="7.151cm">
            <text:p/>
          </draw:line>
          <draw:line draw:style-name="gr5" draw:text-style-name="P1" draw:layer="layout" svg:x1="16.421cm" svg:y1="18.507cm" svg:x2="9.77cm" svg:y2="2.449cm">
            <text:p/>
          </draw:line>
          <draw:line draw:style-name="gr5" draw:text-style-name="P1" draw:layer="layout" svg:x1="19.24cm" svg:y1="16.624cm" svg:x2="6.95cm" svg:y2="4.334cm">
            <text:p/>
          </draw:line>
        </draw:g>
        <draw:line draw:style-name="gr5" draw:text-style-name="P1" draw:layer="layout" svg:x1="13.101cm" svg:y1="19.164cm" svg:x2="13.101cm" svg:y2="1.783cm">
          <text:p/>
        </draw:line>
        <draw:frame draw:style-name="gr6" draw:text-style-name="P2" draw:layer="layout" svg:width="3.961cm" svg:height="0.962cm" svg:x="21.55cm" svg:y="4.857cm">
          <draw:text-box>
            <text:p text:style-name="P2">Phi Sector 1</text:p>
          </draw:text-box>
        </draw:frame>
        <draw:frame draw:style-name="gr6" draw:text-style-name="P2" draw:layer="layout" svg:width="3.961cm" svg:height="0.962cm" svg:x="22.979cm" svg:y="9.954cm">
          <draw:text-box>
            <text:p text:style-name="P2">Phi Sector 2</text:p>
          </draw:text-box>
        </draw:frame>
        <draw:frame draw:style-name="gr6" draw:text-style-name="P2" draw:layer="layout" svg:width="3.961cm" svg:height="0.962cm" svg:x="21.543cm" svg:y="15.325cm">
          <draw:text-box>
            <text:p text:style-name="P2">Phi Sector 3</text:p>
          </draw:text-box>
        </draw:frame>
        <draw:frame draw:style-name="gr6" draw:text-style-name="P3" draw:layer="layout" svg:width="3.275cm" svg:height="0.721cm" svg:x="22.979cm" svg:y="7.868cm">
          <draw:text-box>
            <text:p text:style-name="P3"><text:span text:style-name="T1">Overlap region</text:span></text:p>
          </draw:text-box>
        </draw:frame>
        <draw:frame draw:style-name="gr6" draw:text-style-name="P3" draw:layer="layout" svg:width="3.275cm" svg:height="0.721cm" svg:x="23.247cm" svg:y="12.378cm">
          <draw:text-box>
            <text:p text:style-name="P3"><text:span text:style-name="T1">Overlap region</text:span></text:p>
          </draw:text-box>
        </draw:frame>
        <draw:frame draw:style-name="gr6" draw:text-style-name="P4" draw:layer="layout" svg:width="5.692cm" svg:height="2.384cm" svg:x="2.911cm" svg:y="1.921cm">
          <draw:text-box>
            <text:p text:style-name="P4">Dashed lines</text:p>
            <text:p text:style-name="P4">denotes phi sector</text:p>
            <text:p text:style-name="P4">boresight direction</text:p>
          </draw:text-box>
        </draw:frame>
        <draw:frame draw:style-name="gr6" draw:text-style-name="P3" draw:layer="layout" svg:width="2.077cm" svg:height="0.721cm" svg:x="6.505cm" svg:y="9.676cm">
          <draw:text-box>
            <text:p text:style-name="P5"><text:span text:style-name="T1">Antenna</text:span></text:p>
          </draw:text-box>
        </draw:frame>
        <draw:path draw:style-name="gr7" draw:text-style-name="P1" draw:layer="layout" svg:width="1.83cm" svg:height="3.785cm" svg:x="18.992cm" svg:y="5.932cm" svg:viewBox="0 0 1831 3786" svg:d="m1815 3786c0 0 109-1425-243-2192s-1572-1594-1572-1594">
          <text:p/>
        </draw:path>
        <draw:frame draw:style-name="gr8" draw:text-style-name="P3" draw:layer="layout" svg:width="3.901cm" svg:height="0.723cm" draw:transform="rotate (-1.04719755119759) translate (20.5cm 5.465cm)">
          <draw:text-box>
            <text:p text:style-name="P5"><text:span text:style-name="T1">30</text:span><text:span text:style-name="T2">º</text:span><text:span text:style-name="T3"> opening an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1T12:17:22</meta:creation-date>
    <dc:date>2017-02-01T18:42:13</dc:date>
    <dc:creator>Ben Rotter</dc:creator>
    <meta:editing-duration>PT4H3M34S</meta:editing-duration>
    <meta:editing-cycles>2</meta:editing-cycles>
    <meta:generator>OpenOffice/4.0.0$Unix OpenOffice.org_project/400m3$Build-9702</meta:generator>
    <meta:document-statistic meta:object-count="37"/>
  </office:meta>
</office:document-meta>
</file>